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>
        <style:tab-stops>
          <style:tab-stop style:position="2.6043in"/>
        </style:tab-stops>
      </style:paragraph-properties>
    </style:style>
    <style:style style:name="P2" style:family="paragraph" style:parent-style-name="Text_20_body">
      <style:paragraph-properties>
        <style:tab-stops>
          <style:tab-stop style:position="2.6043in"/>
        </style:tab-stops>
      </style:paragraph-properties>
      <style:text-properties fo:font-weight="bold" style:font-weight-asian="bold" style:font-weight-complex="bold"/>
    </style:style>
    <style:style style:name="P3" style:family="paragraph" style:parent-style-name="Text_20_body">
      <style:paragraph-properties>
        <style:tab-stops>
          <style:tab-stop style:position="2.6043in"/>
        </style:tab-stops>
      </style:paragraph-properties>
      <style:text-properties fo:font-style="italic" style:font-style-asian="italic" style:font-style-complex="italic"/>
    </style:style>
    <style:style style:name="P4" style:family="paragraph" style:parent-style-name="Standard">
      <style:text-properties fo:font-variant="small-caps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text-transform="uppercase"/>
    </style:style>
    <style:style style:name="P8" style:family="paragraph" style:parent-style-name="Standard">
      <style:text-properties style:text-line-through-style="solid"/>
    </style:style>
    <style:style style:name="P9" style:family="paragraph" style:parent-style-name="Standard">
      <style:text-properties style:text-line-through-style="solid" style:text-line-through-type="double"/>
    </style:style>
    <style:style style:name="P10" style:family="paragraph" style:parent-style-name="Standard">
      <style:text-properties style:text-underline-style="solid" style:text-underline-width="auto" style:text-underline-color="font-color"/>
    </style:style>
    <style:style style:name="P11" style:family="paragraph" style:parent-style-name="Standard">
      <style:text-properties style:text-position="super 58%"/>
    </style:style>
    <style:style style:name="P12" style:family="paragraph" style:parent-style-name="Standard">
      <style:text-properties style:text-position="sub 58%"/>
    </style:style>
    <style:style style:name="P13" style:family="paragraph" style:parent-style-name="Text_20_body">
      <style:paragraph-properties>
        <style:tab-stops>
          <style:tab-stop style:position="2.6043in"/>
        </style:tab-stops>
      </style:paragraph-properties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style-asian="italic"/>
    </style:style>
    <style:style style:name="T4" style:family="text">
      <style:text-properties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Heading 2</text:h>
      <text:p text:style-name="P1">This is normal text</text:p>
      <text:p text:style-name="P2">This is bold</text:p>
      <text:p text:style-name="P1"><text:span text:style-name="T2">This is italic</text:span></text:p>
      <text:p text:style-name="P4">This is smallcaps</text:p>
      <text:p text:style-name="Standard"><text:span text:style-name="Logos_20_Smallcaps">This is smallcaps via a style</text:span></text:p>
      <text:p text:style-name="Standard"><text:span text:style-name="Logos_20_Smallcaps"/></text:p>
      <text:p text:style-name="P5">i Element</text:p>
      <text:p text:style-name="P5"><text:s text:c="5"/>Equivalent to &lt;span class="ItalicText"&gt;...&lt;/span&gt;.</text:p>
      <text:p text:style-name="P6">b Element</text:p>
      <text:p text:style-name="P6"><text:s text:c="5"/>Equivalent to &lt;span class="BoldText"&gt;...&lt;/span&gt;.</text:p>
      <text:p text:style-name="P4">sc Element</text:p>
      <text:p text:style-name="P4"><text:s text:c="5"/>Equivalent to &lt;span class="SmallCapsText"&gt;...&lt;/span&gt;.</text:p>
      <text:p text:style-name="P7">caps Element</text:p>
      <text:p text:style-name="P7"><text:s text:c="5"/>Equivalent to &lt;span class="CapsText"&gt;...&lt;/span&gt;.</text:p>
      <text:p text:style-name="P8">single strike Element</text:p>
      <text:p text:style-name="P8"><text:s text:c="5"/>Equivalent to &lt;span class="StrikeText"&gt;...&lt;/span&gt;.</text:p>
      <text:p text:style-name="P9">strike Element</text:p>
      <text:p text:style-name="P9"><text:s text:c="5"/>Equivalent to &lt;span class="StrikeText"&gt;...&lt;/span&gt;.</text:p>
      <text:p text:style-name="P9">strike Element</text:p>
      <text:p text:style-name="P9"><text:s text:c="5"/>Equivalent to &lt;span class="StrikeText"&gt;...&lt;/span&gt;.</text:p>
      <text:p text:style-name="P10">ul Element</text:p>
      <text:p text:style-name="P10"><text:s text:c="5"/>Equivalent to &lt;span class="UnderlineText"&gt;...&lt;/span&gt;.</text:p>
      <text:p text:style-name="Standard">ob Element</text:p>
      <text:p text:style-name="Standard"><text:s text:c="5"/>Equivalent to &lt;span class="ObliqueText"&gt;...&lt;/span&gt;.</text:p>
      <text:p text:style-name="Standard">over Element</text:p>
      <text:p text:style-name="Standard"><text:s text:c="5"/>Equivalent to &lt;span class="OverlineText"&gt;...&lt;/span&gt;.</text:p>
      <text:p text:style-name="P11">sup Element</text:p>
      <text:p text:style-name="P11"><text:s text:c="5"/>Equivalent to &lt;span class="SuperscriptText"&gt;...&lt;/span&gt;.</text:p>
      <text:p text:style-name="P12">sub Element</text:p>
      <text:p text:style-name="P12"><text:s text:c="5"/>Equivalent to &lt;span class="SubscriptText"&gt;...&lt;/span&gt;.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Logos_20_Smallcaps" style:display-name="Logos Smallcaps" style:family="text" style:parent-style-name="Endnote_20_Symbol">
      <style:text-properties fo:font-variant="small-caps" style:font-size-asian="10.5pt"/>
    </style:style>
    <style:style style:name="Endnote_20_Symbol" style:display-name="Endnote Symbol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Daniel Holmlund</meta:initial-creator>
    <meta:creation-date>2008-04-29T14:18:54</meta:creation-date>
    <dc:creator>Daniel Holmlund</dc:creator>
    <dc:date>2008-05-09T17:02:47</dc:date>
    <meta:editing-cycles>11</meta:editing-cycles>
    <meta:editing-duration>PT6H25M3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0" meta:word-count="118" meta:character-count="940"/>
  </office:meta>
</office:document-meta>
</file>